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2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b4484" officeooo:paragraph-rsid="006b4484"/>
    </style:style>
    <style:style style:name="P2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6fcdab" officeooo:paragraph-rsid="006fcdab"/>
    </style:style>
    <style:style style:name="P2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40005" officeooo:paragraph-rsid="00740005"/>
    </style:style>
    <style:style style:name="P3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57187" officeooo:paragraph-rsid="00757187"/>
    </style:style>
    <style:style style:name="P3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b99f" officeooo:paragraph-rsid="0078b99f"/>
    </style:style>
    <style:style style:name="P3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8e705" officeooo:paragraph-rsid="0078e705"/>
    </style:style>
    <style:style style:name="P3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8e705" officeooo:paragraph-rsid="0078e705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7aa0a1" officeooo:paragraph-rsid="007aa0a1"/>
    </style:style>
    <style:style style:name="P3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abec3" officeooo:paragraph-rsid="007abec3"/>
    </style:style>
    <style:style style:name="P3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dfe7c" officeooo:paragraph-rsid="007dfe7c"/>
    </style:style>
    <style:style style:name="P3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7fd01c" officeooo:paragraph-rsid="007fd01c"/>
    </style:style>
    <style:style style:name="P3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weight="normal" officeooo:rsid="007fd01c" officeooo:paragraph-rsid="007fd01c" style:font-weight-asian="normal" style:font-weight-complex="normal"/>
    </style:style>
    <style:style style:name="P3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11bdb" officeooo:paragraph-rsid="00811bdb"/>
    </style:style>
    <style:style style:name="P4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11bdb" officeooo:paragraph-rsid="00811bdb"/>
    </style:style>
    <style:style style:name="P4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795de" officeooo:paragraph-rsid="008795de"/>
    </style:style>
    <style:style style:name="P4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4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8fd9d9" officeooo:paragraph-rsid="008fd9d9"/>
    </style:style>
    <style:style style:name="P4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8fd9d9" officeooo:paragraph-rsid="008fd9d9"/>
    </style:style>
    <style:style style:name="P4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46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4f2a7" officeooo:paragraph-rsid="0094f2a7"/>
    </style:style>
    <style:style style:name="P4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924b3" officeooo:paragraph-rsid="009924b3"/>
    </style:style>
    <style:style style:name="P4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9ad830" officeooo:paragraph-rsid="009ad830"/>
    </style:style>
    <style:style style:name="P4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ad830" officeooo:paragraph-rsid="009ad830"/>
    </style:style>
    <style:style style:name="P50" style:family="paragraph" style:parent-style-name="List_20_Paragraph">
      <style:paragraph-properties fo:text-align="start" style:justify-single-word="false"/>
      <style:text-properties officeooo:rsid="009ad830" officeooo:paragraph-rsid="009ad830"/>
    </style:style>
    <style:style style:name="P5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b1baa" officeooo:paragraph-rsid="009b1baa"/>
    </style:style>
    <style:style style:name="P5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d4aa0" officeooo:paragraph-rsid="009d4aa0"/>
    </style:style>
    <style:style style:name="P53" style:family="paragraph" style:parent-style-name="List_20_Paragraph" style:list-style-name="L1">
      <style:paragraph-properties fo:text-align="start" style:justify-single-word="false"/>
      <style:text-properties officeooo:rsid="009d4aa0" officeooo:paragraph-rsid="009d4aa0"/>
    </style:style>
    <style:style style:name="P5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9d4aa0" officeooo:paragraph-rsid="009d4aa0"/>
    </style:style>
    <style:style style:name="P55" style:family="paragraph" style:parent-style-name="List_20_Paragraph" style:list-style-name="L2">
      <style:paragraph-properties fo:text-align="start" style:justify-single-word="false"/>
      <style:text-properties officeooo:rsid="009b1baa" officeooo:paragraph-rsid="009b1baa"/>
    </style:style>
    <style:style style:name="P56" style:family="paragraph" style:parent-style-name="List_20_Paragraph" style:list-style-name="L2">
      <style:paragraph-properties fo:text-align="start" style:justify-single-word="false"/>
      <style:text-properties officeooo:rsid="009c5da6" officeooo:paragraph-rsid="009c5da6"/>
    </style:style>
    <style:style style:name="P57" style:family="paragraph" style:parent-style-name="List_20_Paragraph" style:list-style-name="L3">
      <style:paragraph-properties fo:text-align="start" style:justify-single-word="false"/>
      <style:text-properties officeooo:rsid="009ad830" officeooo:paragraph-rsid="009ad830"/>
    </style:style>
    <style:style style:name="P58" style:family="paragraph" style:parent-style-name="List_20_Paragraph" style:list-style-name="L4">
      <style:paragraph-properties fo:text-align="start" style:justify-single-word="false"/>
      <style:text-properties officeooo:rsid="009924b3" officeooo:paragraph-rsid="009924b3"/>
    </style:style>
    <style:style style:name="P59" style:family="paragraph" style:parent-style-name="List_20_Paragraph" style:list-style-name="L5">
      <style:paragraph-properties fo:text-align="start" style:justify-single-word="false"/>
      <style:text-properties officeooo:rsid="0094f2a7" officeooo:paragraph-rsid="0094f2a7"/>
    </style:style>
    <style:style style:name="P60" style:family="paragraph" style:parent-style-name="List_20_Paragraph" style:list-style-name="L5">
      <style:paragraph-properties fo:text-align="start" style:justify-single-word="false"/>
      <style:text-properties officeooo:rsid="009831f6" officeooo:paragraph-rsid="009831f6"/>
    </style:style>
    <style:style style:name="P61" style:family="paragraph" style:parent-style-name="List_20_Paragraph" style:list-style-name="L6">
      <style:paragraph-properties fo:text-align="start" style:justify-single-word="false"/>
      <style:text-properties officeooo:rsid="0091ad06" officeooo:paragraph-rsid="0091ad06"/>
    </style:style>
    <style:style style:name="P62" style:family="paragraph" style:parent-style-name="List_20_Paragraph" style:list-style-name="L6">
      <style:paragraph-properties fo:margin-left="0in" fo:margin-right="0in" fo:text-align="start" style:justify-single-word="false" fo:text-indent="0in" style:auto-text-indent="false"/>
      <style:text-properties officeooo:rsid="0091ad06" officeooo:paragraph-rsid="0091ad06"/>
    </style:style>
    <style:style style:name="P63" style:family="paragraph" style:parent-style-name="List_20_Paragraph" style:list-style-name="L6">
      <style:paragraph-properties fo:text-align="start" style:justify-single-word="false"/>
      <style:text-properties officeooo:rsid="009497bc" officeooo:paragraph-rsid="009497bc"/>
    </style:style>
    <style:style style:name="P64" style:family="paragraph" style:parent-style-name="List_20_Paragraph" style:list-style-name="L7">
      <style:paragraph-properties fo:text-align="start" style:justify-single-word="false"/>
      <style:text-properties officeooo:rsid="008fd9d9" officeooo:paragraph-rsid="008fd9d9"/>
    </style:style>
    <style:style style:name="P65" style:family="paragraph" style:parent-style-name="List_20_Paragraph" style:list-style-name="L8">
      <style:paragraph-properties fo:text-align="start" style:justify-single-word="false"/>
      <style:text-properties officeooo:rsid="008a7a05" officeooo:paragraph-rsid="008a7a05"/>
    </style:style>
    <style:style style:name="P66" style:family="paragraph" style:parent-style-name="List_20_Paragraph" style:list-style-name="L8">
      <style:paragraph-properties fo:margin-left="0in" fo:margin-right="0in" fo:text-align="start" style:justify-single-word="false" fo:text-indent="0in" style:auto-text-indent="false"/>
      <style:text-properties officeooo:rsid="008a7a05" officeooo:paragraph-rsid="008a7a05"/>
    </style:style>
    <style:style style:name="P67" style:family="paragraph" style:parent-style-name="List_20_Paragraph" style:list-style-name="L8">
      <style:paragraph-properties fo:text-align="start" style:justify-single-word="false"/>
      <style:text-properties officeooo:rsid="008da8e9" officeooo:paragraph-rsid="008da8e9"/>
    </style:style>
    <style:style style:name="P68" style:family="paragraph" style:parent-style-name="List_20_Paragraph" style:list-style-name="L9">
      <style:paragraph-properties fo:text-align="start" style:justify-single-word="false"/>
      <style:text-properties officeooo:rsid="00811bdb" officeooo:paragraph-rsid="00811bdb"/>
    </style:style>
    <style:style style:name="P69" style:family="paragraph" style:parent-style-name="List_20_Paragraph" style:list-style-name="L9">
      <style:paragraph-properties fo:text-align="start" style:justify-single-word="false"/>
      <style:text-properties officeooo:rsid="00822f8e" officeooo:paragraph-rsid="00822f8e"/>
    </style:style>
    <style:style style:name="P70" style:family="paragraph" style:parent-style-name="List_20_Paragraph" style:list-style-name="L9">
      <style:paragraph-properties fo:text-align="start" style:justify-single-word="false"/>
      <style:text-properties officeooo:rsid="00841c09" officeooo:paragraph-rsid="00841c09"/>
    </style:style>
    <style:style style:name="P71" style:family="paragraph" style:parent-style-name="List_20_Paragraph" style:list-style-name="L10">
      <style:paragraph-properties fo:text-align="start" style:justify-single-word="false"/>
      <style:text-properties fo:font-weight="normal" officeooo:rsid="007fd01c" officeooo:paragraph-rsid="007fd01c" style:font-weight-asian="normal" style:font-weight-complex="normal"/>
    </style:style>
    <style:style style:name="P72" style:family="paragraph" style:parent-style-name="List_20_Paragraph" style:list-style-name="L11">
      <style:paragraph-properties fo:text-align="start" style:justify-single-word="false"/>
      <style:text-properties officeooo:rsid="007dfe7c" officeooo:paragraph-rsid="007dfe7c"/>
    </style:style>
    <style:style style:name="P73" style:family="paragraph" style:parent-style-name="List_20_Paragraph" style:list-style-name="L12">
      <style:paragraph-properties fo:text-align="start" style:justify-single-word="false"/>
      <style:text-properties officeooo:rsid="0078e705" officeooo:paragraph-rsid="0078e705"/>
    </style:style>
    <style:style style:name="P74" style:family="paragraph" style:parent-style-name="List_20_Paragraph" style:list-style-name="L13"/>
    <style:style style:name="P75" style:family="paragraph" style:parent-style-name="List_20_Paragraph" style:list-style-name="L14">
      <style:paragraph-properties fo:text-align="start" style:justify-single-word="false"/>
      <style:text-properties officeooo:rsid="0078b99f" officeooo:paragraph-rsid="0078b99f"/>
    </style:style>
    <style:style style:name="P76" style:family="paragraph" style:parent-style-name="List_20_Paragraph" style:list-style-name="L15">
      <style:paragraph-properties fo:text-align="start" style:justify-single-word="false"/>
      <style:text-properties officeooo:rsid="00757187" officeooo:paragraph-rsid="00757187"/>
    </style:style>
    <style:style style:name="P77" style:family="paragraph" style:parent-style-name="List_20_Paragraph" style:list-style-name="L15">
      <style:paragraph-properties fo:text-align="start" style:justify-single-word="false"/>
      <style:text-properties officeooo:rsid="0076cfd9" officeooo:paragraph-rsid="0076cfd9"/>
    </style:style>
    <style:style style:name="P78" style:family="paragraph" style:parent-style-name="List_20_Paragraph" style:list-style-name="L16">
      <style:paragraph-properties fo:text-align="start" style:justify-single-word="false"/>
      <style:text-properties officeooo:rsid="00740005" officeooo:paragraph-rsid="00740005"/>
    </style:style>
    <style:style style:name="P79" style:family="paragraph" style:parent-style-name="List_20_Paragraph" style:list-style-name="L17">
      <style:paragraph-properties fo:text-align="start" style:justify-single-word="false"/>
      <style:text-properties officeooo:rsid="006fcdab" officeooo:paragraph-rsid="006fcdab"/>
    </style:style>
    <style:style style:name="P80" style:family="paragraph" style:parent-style-name="List_20_Paragraph" style:list-style-name="L17">
      <style:paragraph-properties fo:text-align="start" style:justify-single-word="false"/>
      <style:text-properties officeooo:rsid="0070744e" officeooo:paragraph-rsid="0070744e"/>
    </style:style>
    <style:style style:name="P81" style:family="paragraph" style:parent-style-name="List_20_Paragraph" style:list-style-name="L17">
      <style:paragraph-properties fo:text-align="start" style:justify-single-word="false"/>
      <style:text-properties officeooo:rsid="0071eb93" officeooo:paragraph-rsid="0071eb93"/>
    </style:style>
    <style:style style:name="P82" style:family="paragraph" style:parent-style-name="List_20_Paragraph" style:list-style-name="L18">
      <style:paragraph-properties fo:text-align="start" style:justify-single-word="false"/>
      <style:text-properties officeooo:rsid="006cdce2" officeooo:paragraph-rsid="006cdce2"/>
    </style:style>
    <style:style style:name="P83" style:family="paragraph" style:parent-style-name="List_20_Paragraph" style:list-style-name="L19">
      <style:paragraph-properties fo:text-align="start" style:justify-single-word="false"/>
      <style:text-properties officeooo:rsid="005f32b3" officeooo:paragraph-rsid="005f32b3"/>
    </style:style>
    <style:style style:name="P84" style:family="paragraph" style:parent-style-name="List_20_Paragraph" style:list-style-name="L19">
      <style:paragraph-properties fo:text-align="start" style:justify-single-word="false"/>
      <style:text-properties officeooo:rsid="0062ec45" officeooo:paragraph-rsid="0062ec45"/>
    </style:style>
    <style:style style:name="P85" style:family="paragraph" style:parent-style-name="List_20_Paragraph" style:list-style-name="L19">
      <style:paragraph-properties fo:text-align="start" style:justify-single-word="false"/>
      <style:text-properties officeooo:rsid="00606dcf" officeooo:paragraph-rsid="00606dcf"/>
    </style:style>
    <style:style style:name="P86" style:family="paragraph" style:parent-style-name="List_20_Paragraph" style:list-style-name="L19">
      <style:paragraph-properties fo:text-align="start" style:justify-single-word="false"/>
      <style:text-properties officeooo:rsid="0062192b" officeooo:paragraph-rsid="0062192b"/>
    </style:style>
    <style:style style:name="P87" style:family="paragraph" style:parent-style-name="List_20_Paragraph" style:list-style-name="L19">
      <style:paragraph-properties fo:text-align="start" style:justify-single-word="false"/>
      <style:text-properties officeooo:rsid="006699f0" officeooo:paragraph-rsid="006699f0"/>
    </style:style>
    <style:style style:name="P88" style:family="paragraph" style:parent-style-name="List_20_Paragraph" style:list-style-name="L20">
      <style:paragraph-properties fo:text-align="start" style:justify-single-word="false"/>
      <style:text-properties officeooo:rsid="005a11fe" officeooo:paragraph-rsid="005a11fe"/>
    </style:style>
    <style:style style:name="P89" style:family="paragraph" style:parent-style-name="List_20_Paragraph" style:list-style-name="L20">
      <style:paragraph-properties fo:text-align="start" style:justify-single-word="false"/>
      <style:text-properties officeooo:rsid="005b1bef" officeooo:paragraph-rsid="005b1bef"/>
    </style:style>
    <style:style style:name="P90" style:family="paragraph" style:parent-style-name="List_20_Paragraph" style:list-style-name="L20">
      <style:paragraph-properties fo:text-align="start" style:justify-single-word="false"/>
      <style:text-properties officeooo:rsid="005b9576" officeooo:paragraph-rsid="005b9576"/>
    </style:style>
    <style:style style:name="P91" style:family="paragraph" style:parent-style-name="List_20_Paragraph" style:list-style-name="L20">
      <style:paragraph-properties fo:text-align="start" style:justify-single-word="false"/>
      <style:text-properties officeooo:rsid="005c33c6" officeooo:paragraph-rsid="005c33c6"/>
    </style:style>
    <style:style style:name="P92" style:family="paragraph" style:parent-style-name="List_20_Paragraph" style:list-style-name="L21">
      <style:paragraph-properties fo:text-align="start" style:justify-single-word="false"/>
      <style:text-properties officeooo:rsid="005118d4" officeooo:paragraph-rsid="005118d4"/>
    </style:style>
    <style:style style:name="P93" style:family="paragraph" style:parent-style-name="List_20_Paragraph" style:list-style-name="L21">
      <style:paragraph-properties fo:text-align="start" style:justify-single-word="false"/>
      <style:text-properties officeooo:rsid="00512b09" officeooo:paragraph-rsid="00512b09"/>
    </style:style>
    <style:style style:name="P94" style:family="paragraph" style:parent-style-name="List_20_Paragraph" style:list-style-name="L21">
      <style:paragraph-properties fo:text-align="start" style:justify-single-word="false"/>
      <style:text-properties officeooo:rsid="0052102c" officeooo:paragraph-rsid="0052102c"/>
    </style:style>
    <style:style style:name="P95" style:family="paragraph" style:parent-style-name="List_20_Paragraph" style:list-style-name="L21">
      <style:paragraph-properties fo:text-align="start" style:justify-single-word="false"/>
      <style:text-properties officeooo:rsid="00567e20" officeooo:paragraph-rsid="00567e20"/>
    </style:style>
    <style:style style:name="P96" style:family="paragraph" style:parent-style-name="List_20_Paragraph" style:list-style-name="L22">
      <style:text-properties officeooo:rsid="002b644d" officeooo:paragraph-rsid="002b644d"/>
    </style:style>
    <style:style style:name="P97" style:family="paragraph" style:parent-style-name="List_20_Paragraph" style:list-style-name="L22">
      <style:paragraph-properties fo:margin-left="0in" fo:margin-right="0in" fo:text-indent="0in" style:auto-text-indent="false"/>
      <style:text-properties officeooo:rsid="00492b25" officeooo:paragraph-rsid="00492b25"/>
    </style:style>
    <style:style style:name="P98" style:family="paragraph" style:parent-style-name="List_20_Paragraph" style:list-style-name="L23">
      <style:text-properties officeooo:rsid="00492b25" officeooo:paragraph-rsid="00492b25"/>
    </style:style>
    <style:style style:name="P99" style:family="paragraph" style:parent-style-name="List_20_Paragraph" style:list-style-name="L23">
      <style:text-properties officeooo:rsid="002a1919" officeooo:paragraph-rsid="002a1919"/>
    </style:style>
    <style:style style:name="P100" style:family="paragraph" style:parent-style-name="List_20_Paragraph" style:list-style-name="L23">
      <style:text-properties officeooo:rsid="002a1919" officeooo:paragraph-rsid="002c1abb"/>
    </style:style>
    <style:style style:name="P101" style:family="paragraph" style:parent-style-name="List_20_Paragraph" style:list-style-name="L23">
      <style:text-properties officeooo:rsid="003380d8" officeooo:paragraph-rsid="003380d8"/>
    </style:style>
    <style:style style:name="P102" style:family="paragraph" style:parent-style-name="List_20_Paragraph" style:list-style-name="L23">
      <style:text-properties officeooo:rsid="004b39f7" officeooo:paragraph-rsid="004b39f7"/>
    </style:style>
    <style:style style:name="P103" style:family="paragraph" style:parent-style-name="List_20_Paragraph" style:list-style-name="L23">
      <style:text-properties officeooo:rsid="0034b4de" officeooo:paragraph-rsid="0034b4de"/>
    </style:style>
    <style:style style:name="P104" style:family="paragraph" style:parent-style-name="List_20_Paragraph" style:list-style-name="L24">
      <style:text-properties officeooo:rsid="0025a843" officeooo:paragraph-rsid="0027588f"/>
    </style:style>
    <style:style style:name="P105" style:family="paragraph" style:parent-style-name="List_20_Paragraph" style:list-style-name="L25">
      <style:text-properties officeooo:paragraph-rsid="0027588f"/>
    </style:style>
    <style:style style:name="P106" style:family="paragraph" style:parent-style-name="List_20_Paragraph" style:list-style-name="L25">
      <style:text-properties officeooo:rsid="004860f5" officeooo:paragraph-rsid="004860f5"/>
    </style:style>
    <style:style style:name="P107" style:family="paragraph" style:parent-style-name="List_20_Paragraph" style:list-style-name="L26">
      <style:text-properties officeooo:paragraph-rsid="001f3efc"/>
    </style:style>
    <style:style style:name="P108" style:family="paragraph" style:parent-style-name="List_20_Paragraph" style:list-style-name="L26">
      <style:text-properties officeooo:rsid="00460db4" officeooo:paragraph-rsid="00460db4"/>
    </style:style>
    <style:style style:name="P109" style:family="paragraph" style:parent-style-name="List_20_Paragraph" style:list-style-name="L28">
      <style:text-properties officeooo:rsid="00460db4" officeooo:paragraph-rsid="00460db4"/>
    </style:style>
    <style:style style:name="P110" style:family="paragraph" style:parent-style-name="List_20_Paragraph" style:list-style-name="L26">
      <style:text-properties officeooo:rsid="0047bf5d" officeooo:paragraph-rsid="0047bf5d"/>
    </style:style>
    <style:style style:name="P111" style:family="paragraph" style:parent-style-name="List_20_Paragraph" style:list-style-name="L27">
      <style:text-properties officeooo:paragraph-rsid="001f3efc"/>
    </style:style>
    <style:style style:name="P112" style:family="paragraph" style:parent-style-name="List_20_Paragraph" style:list-style-name="L27">
      <style:text-properties officeooo:rsid="004724a1" officeooo:paragraph-rsid="004724a1"/>
    </style:style>
    <style:style style:name="P113" style:family="paragraph" style:parent-style-name="List_20_Paragraph" style:list-style-name="L27">
      <style:text-properties officeooo:rsid="004f74ad" officeooo:paragraph-rsid="004f74ad"/>
    </style:style>
    <style:style style:name="P114" style:family="paragraph" style:parent-style-name="List_20_Paragraph" style:list-style-name="L28">
      <style:text-properties officeooo:paragraph-rsid="0020acc2"/>
    </style:style>
    <style:style style:name="P115" style:family="paragraph" style:parent-style-name="List_20_Paragraph" style:list-style-name="L28">
      <style:text-properties officeooo:rsid="0020acc2" officeooo:paragraph-rsid="0020acc2"/>
    </style:style>
    <style:style style:name="P116" style:family="paragraph" style:parent-style-name="List_20_Paragraph" style:list-style-name="L28">
      <style:text-properties officeooo:rsid="001f3efc" officeooo:paragraph-rsid="0020acc2"/>
    </style:style>
    <style:style style:name="P117" style:family="paragraph" style:parent-style-name="List_20_Paragraph" style:list-style-name="L29">
      <style:text-properties officeooo:rsid="001e7f9a" officeooo:paragraph-rsid="002bbda0"/>
    </style:style>
    <style:style style:name="P118" style:family="paragraph" style:parent-style-name="List_20_Paragraph" style:list-style-name="L29">
      <style:text-properties officeooo:rsid="001e7f9a" officeooo:paragraph-rsid="003d58ff"/>
    </style:style>
    <style:style style:name="P119" style:family="paragraph" style:parent-style-name="List_20_Paragraph" style:list-style-name="L30">
      <style:text-properties officeooo:rsid="001e7f9a" officeooo:paragraph-rsid="003a681f"/>
    </style:style>
    <style:style style:name="P120" style:family="paragraph" style:parent-style-name="List_20_Paragraph" style:list-style-name="L29">
      <style:text-properties officeooo:rsid="0040ed76" officeooo:paragraph-rsid="0040ed76"/>
    </style:style>
    <style:style style:name="P121" style:family="paragraph" style:parent-style-name="List_20_Paragraph" style:list-style-name="L30">
      <style:text-properties officeooo:paragraph-rsid="001e7f9a"/>
    </style:style>
    <style:style style:name="P122" style:family="paragraph" style:parent-style-name="List_20_Paragraph" style:list-style-name="L30">
      <style:text-properties officeooo:paragraph-rsid="003a681f"/>
    </style:style>
    <style:style style:name="P123" style:family="paragraph" style:parent-style-name="List_20_Paragraph" style:list-style-name="L30">
      <style:text-properties officeooo:rsid="003e1592" officeooo:paragraph-rsid="003e1592"/>
    </style:style>
    <style:style style:name="P12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9fa38b" officeooo:paragraph-rsid="009fa38b"/>
    </style:style>
    <style:style style:name="P125" style:family="paragraph" style:parent-style-name="List_20_Paragraph">
      <style:paragraph-properties fo:text-align="start" style:justify-single-word="false"/>
      <style:text-properties officeooo:rsid="009fa38b" officeooo:paragraph-rsid="009fa38b"/>
    </style:style>
    <style:style style:name="P126" style:family="paragraph" style:parent-style-name="List_20_Paragraph" style:list-style-name="L31">
      <style:paragraph-properties fo:text-align="start" style:justify-single-word="false"/>
      <style:text-properties officeooo:rsid="009fa38b" officeooo:paragraph-rsid="009fa38b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style:style style:name="T14" style:family="text">
      <style:text-properties officeooo:rsid="0067ab9c"/>
    </style:style>
    <style:style style:name="T15" style:family="text">
      <style:text-properties officeooo:rsid="00699017"/>
    </style:style>
    <style:style style:name="T16" style:family="text">
      <style:text-properties officeooo:rsid="007aa0a1"/>
    </style:style>
    <style:style style:name="T17" style:family="text">
      <style:text-properties officeooo:rsid="007c2cf2"/>
    </style:style>
    <style:style style:name="T18" style:family="text">
      <style:text-properties officeooo:rsid="007dfe7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55d20"/>
    </style:style>
    <style:style style:name="T21" style:family="text">
      <style:text-properties officeooo:rsid="008795de"/>
    </style:style>
    <style:style style:name="T22" style:family="text">
      <style:text-properties officeooo:rsid="008947b4"/>
    </style:style>
    <style:style style:name="T23" style:family="text">
      <style:text-properties officeooo:rsid="008bbdda"/>
    </style:style>
    <style:style style:name="T24" style:family="text">
      <style:text-properties officeooo:rsid="008fd9d9"/>
    </style:style>
    <style:style style:name="T25" style:family="text">
      <style:text-properties officeooo:rsid="00917575"/>
    </style:style>
    <style:style style:name="T26" style:family="text">
      <style:text-properties officeooo:rsid="009b1baa"/>
    </style:style>
    <style:style style:name="T27" style:family="text">
      <style:text-properties officeooo:rsid="009ee9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54">Weekly Update #11</text:p>
      <text:p text:style-name="P124">11/25/2022</text:p>
      <text:p text:style-name="P124">Hours: 2</text:p>
      <text:list xml:id="list329687199" text:style-name="L31">
        <text:list-item>
          <text:p text:style-name="P126">Still fixing issues with DNS and google search</text:p>
        </text:list-item>
        <text:list-item>
          <text:p text:style-name="P126">Wanted the ability to type in “roommateapp.org” instead of “<text:a xlink:type="simple" xlink:href="http://www.roommateapp.org/" text:style-name="Internet_20_link" text:visited-style-name="Visited_20_Internet_20_Link">www.roommateapp.org</text:a>”</text:p>
          <text:list>
            <text:list-item>
              <text:p text:style-name="P126">Set up forwarding in google domains</text:p>
            </text:list-item>
            <text:list-item>
              <text:p text:style-name="P126">Had to speak with google support to get this to work</text:p>
            </text:list-item>
          </text:list>
        </text:list-item>
        <text:list-item>
          <text:p text:style-name="P126">Research on what I thought I needed to do to fix this, until I gave up and messaged support.</text:p>
          <text:list>
            <text:list-item>
              <text:p text:style-name="P126">They helped me fix the issue within 30 minutes….</text:p>
            </text:list-item>
          </text:list>
        </text:list-item>
      </text:list>
      <text:p text:style-name="P125"/>
      <text:p text:style-name="P125"/>
      <text:p text:style-name="P52">11/24/2022</text:p>
      <text:p text:style-name="P52">Hours: 3</text:p>
      <text:list xml:id="list4195544405" text:style-name="L1">
        <text:list-item>
          <text:p text:style-name="P53">Realized that googling the address does not work unless you type in full domain</text:p>
        </text:list-item>
        <text:list-item>
          <text:p text:style-name="P53">Created sitemap of website</text:p>
          <text:list>
            <text:list-item>
              <text:p text:style-name="P53">plugin to create sitemap</text:p>
            </text:list-item>
          </text:list>
        </text:list-item>
        <text:list-item>
          <text:p text:style-name="P53">Registered sitemap with “Google Search Console”</text:p>
        </text:list-item>
        <text:list-item>
          <text:p text:style-name="P53">Ran into issue where my app was only being sent to http instead of https</text:p>
          <text:list>
            <text:list-item>
              <text:p text:style-name="P53">This caused the login system to no longer work</text:p>
            </text:list-item>
            <text:list-item>
              <text:p text:style-name="P53">Fixed this by hours of googling and finding code that automagically determines if the user is at http and sets them to https <text:span text:style-name="T27">(This took forever)</text:span></text:p>
            </text:list-item>
          </text:list>
        </text:list-item>
      </text:list>
      <text:p text:style-name="P48">Weekly Update #10</text:p>
      <text:p text:style-name="P51">11/22/2022</text:p>
      <text:p text:style-name="P51">Hours: 3</text:p>
      <text:list xml:id="list1571427783" text:style-name="L2">
        <text:list-item>
          <text:p text:style-name="P55">Spent a lot of time on extra styling again</text:p>
        </text:list-item>
        <text:list-item>
          <text:p text:style-name="P55">Fixed many styling issues with mobile devices</text:p>
          <text:list>
            <text:list-item>
              <text:p text:style-name="P55">A lot of the app had issues with stuff running off screen or just looking weird</text:p>
            </text:list-item>
          </text:list>
        </text:list-item>
        <text:list-item>
          <text:p text:style-name="P55">Fixed a couple more bugs</text:p>
          <text:list>
            <text:list-item>
              <text:p text:style-name="P55">Embarrassingly one of the bugs I found was that when creating a transaction, you could not enter a decimal number. (easy fix but definitely would have looked dumb when demoing the app)</text:p>
            </text:list-item>
          </text:list>
        </text:list-item>
        <text:list-item>
          <text:p text:style-name="P56">Running into an issue right now with the login system</text:p>
          <text:list>
            <text:list-item>
              <text:p text:style-name="P56">Mostly that if you refresh the page you are immediately kicked back too the main screen</text:p>
            </text:list-item>
            <text:list-item>
              <text:p text:style-name="P56">Also if you click the profile tab, the website re-logs you in</text:p>
              <text:list>
                <text:list-item>
                  <text:p text:style-name="P56">Everything works but it is a little weird seeing the webpage load twice in a row</text:p>
                </text:list-item>
              </text:list>
            </text:list-item>
          </text:list>
        </text:list-item>
      </text:list>
      <text:p text:style-name="P48"/>
      <text:p text:style-name="P49">11/1<text:span text:style-name="T26">8</text:span>/2022</text:p>
      <text:p text:style-name="P49">Hours: 3</text:p>
      <text:list xml:id="list2673262413" text:style-name="L3">
        <text:list-item>
          <text:p text:style-name="P57">Learned about html draggable</text:p>
          <text:list>
            <text:list-item>
              <text:p text:style-name="P57">Tried to implement, did not get working yet but I have the idea in mind</text:p>
            </text:list-item>
            <text:list-item>
              <text:p text:style-name="P57">Fixed various styling around the site</text:p>
            </text:list-item>
            <text:list-item>
              <text:p text:style-name="P57">misc bug fixes</text:p>
            </text:list-item>
          </text:list>
        </text:list-item>
      </text:list>
      <text:p text:style-name="P50"/>
      <text:p text:style-name="P50"/>
      <text:p text:style-name="P43">Weekly Update #9</text:p>
      <text:p text:style-name="P47">11/13/2022</text:p>
      <text:p text:style-name="P47"><text:soft-page-break/>Hours: 3</text:p>
      <text:list xml:id="list2863969525" text:style-name="L4">
        <text:list-item>
          <text:p text:style-name="P58">User profiles now accessible</text:p>
        </text:list-item>
        <text:list-item>
          <text:p text:style-name="P58">can edit user information</text:p>
        </text:list-item>
        <text:list-item>
          <text:p text:style-name="P58">api routes set up for updating</text:p>
        </text:list-item>
        <text:list-item>
          <text:p text:style-name="P58">state set up for updating</text:p>
        </text:list-item>
        <text:list-item>
          <text:p text:style-name="P58">new module created for user profile</text:p>
        </text:list-item>
      </text:list>
      <text:p text:style-name="P47"/>
      <text:p text:style-name="P47"/>
      <text:p text:style-name="P46">11/12/2022</text:p>
      <text:p text:style-name="P46">Hours: 3.5</text:p>
      <text:list xml:id="list3144286068" text:style-name="L5">
        <text:list-item>
          <text:p text:style-name="P59">Email invitations working properly</text:p>
        </text:list-item>
        <text:list-item>
          <text:p text:style-name="P60">Wrote email api</text:p>
        </text:list-item>
        <text:list-item>
          <text:p text:style-name="P60">Wrote email database queries</text:p>
        </text:list-item>
        <text:list-item>
          <text:p text:style-name="P59">Spent hours trying to figure out logout callbacks because of an issue:</text:p>
          <text:list>
            <text:list-item>
              <text:p text:style-name="P59">Users cannot join a group without logging in</text:p>
            </text:list-item>
            <text:list-item>
              <text:p text:style-name="P59">After a user logs in, the page instantly redirects to the homepage</text:p>
            </text:list-item>
            <text:list-item>
              <text:p text:style-name="P59">This would cause users to:</text:p>
              <text:list>
                <text:list-item>
                  <text:p text:style-name="P59">click email link</text:p>
                </text:list-item>
                <text:list-item>
                  <text:p text:style-name="P59">login</text:p>
                </text:list-item>
                <text:list-item>
                  <text:p text:style-name="P59">get redirected to homepage</text:p>
                </text:list-item>
                <text:list-item>
                  <text:p text:style-name="P59">go back to email and click the link again</text:p>
                </text:list-item>
              </text:list>
            </text:list-item>
            <text:list-item>
              <text:p text:style-name="P59">Issue is fixed now, page auto logs in, accepts group invite and redirects</text:p>
            </text:list-item>
          </text:list>
        </text:list-item>
      </text:list>
      <text:p text:style-name="P43"/>
      <text:p text:style-name="P43"/>
      <text:p text:style-name="P45">11/11/2022</text:p>
      <text:p text:style-name="P45">Hours: 3</text:p>
      <text:list xml:id="list20971583" text:style-name="L6">
        <text:list-item>
          <text:p text:style-name="P61">Added lots of methods to state</text:p>
          <text:list>
            <text:list-item>
              <text:p text:style-name="P61">Lots of redundant code for api refactored into state calls instead</text:p>
              <text:list>
                <text:list-item>
                  <text:p text:style-name="P61">this reduces the number of times I need to call the server in order to get basic things such as:</text:p>
                  <text:list>
                    <text:list-item>
                      <text:p text:style-name="P61">group members</text:p>
                    </text:list-item>
                    <text:list-item>
                      <text:p text:style-name="P61">user id</text:p>
                    </text:list-item>
                    <text:list-item>
                      <text:p text:style-name="P61">user name</text:p>
                    </text:list-item>
                    <text:list-item>
                      <text:p text:style-name="P61">group inform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Touched basically every file today, I plan to continue to consolidate api methods similarly</text:p>
          <text:list>
            <text:list-item>
              <text:list>
                <text:list-header>
                  <text:p text:style-name="P62"/>
                </text:list-header>
              </text:list>
            </text:list-item>
          </text:list>
        </text:list-item>
      </text:list>
      <text:p text:style-name="P43"/>
      <text:p text:style-name="P44">11/10/2022</text:p>
      <text:p text:style-name="P44">Hours: 3</text:p>
      <text:list xml:id="list3587109872" text:style-name="L7">
        <text:list-item>
          <text:p text:style-name="P64">Worked on Calendar</text:p>
          <text:list>
            <text:list-item>
              <text:p text:style-name="P64">Another api route set up for editing events</text:p>
            </text:list-item>
            <text:list-item>
              <text:p text:style-name="P64">also explored a better way of setting up routes</text:p>
              <text:list>
                <text:list-item>
                  <text:p text:style-name="P64">(Currently I have an excessive number of files for the api, I think I can minimize this)</text:p>
                </text:list-item>
              </text:list>
            </text:list-item>
          </text:list>
        </text:list-item>
        <text:list-item>
          <text:p text:style-name="P64">Learned about using Vuex state</text:p>
          <text:list>
            <text:list-item>
              <text:p text:style-name="P64">Initial state setup for groups and users</text:p>
              <text:list>
                <text:list-item>
                  <text:p text:style-name="P64">Hoping to use this to get data that does not change for the group <text:span text:style-name="T25">and users</text:span> between components instead of constantly calling the api</text:p>
                </text:list-item>
              </text:list>
            </text:list-item>
          </text:list>
        </text:list-item>
      </text:list>
      <text:p text:style-name="P39"><text:soft-page-break/></text:p>
      <text:p text:style-name="P39"/>
      <text:p text:style-name="P39">Weekly Update #8</text:p>
      <text:p text:style-name="P42">1<text:span text:style-name="T24">1</text:span>/07/2022</text:p>
      <text:p text:style-name="P42">Hours: 2</text:p>
      <text:list xml:id="list2457984924" text:style-name="L8">
        <text:list-item>
          <text:p text:style-name="P65">Worked on email invitations</text:p>
          <text:list>
            <text:list-item>
              <text:p text:style-name="P65">Emails are sent properly to recipients</text:p>
            </text:list-item>
            <text:list-item>
              <text:p text:style-name="P65"><text:span text:style-name="T23">N</text:span>eed to set up ability to join group</text:p>
            </text:list-item>
            <text:list-item>
              <text:p text:style-name="P67">api link to send email</text:p>
            </text:list-item>
            <text:list-item>
              <text:p text:style-name="P67">new email package found for sending emails</text:p>
            </text:list-item>
            <text:list-item>
              <text:p text:style-name="P67">area to enter the recipients email</text:p>
            </text:list-item>
          </text:list>
          <text:p text:style-name="P66"/>
        </text:list-item>
      </text:list>
      <text:p text:style-name="P39"/>
      <text:p text:style-name="P40">1<text:span text:style-name="T24">1</text:span>/07/2022</text:p>
      <text:p text:style-name="P40">Hours: <text:span text:style-name="T21">3</text:span></text:p>
      <text:p text:style-name="P41">Note: <text:s/><text:span text:style-name="T22">B</text:span>usy weekend, did not get a lot done this sprint</text:p>
      <text:list xml:id="list2641123918" text:style-name="L9">
        <text:list-item>
          <text:p text:style-name="P68">Can remove users from group</text:p>
        </text:list-item>
        <text:list-item>
          <text:p text:style-name="P68">Can see users contact info in settings</text:p>
        </text:list-item>
        <text:list-item>
          <text:p text:style-name="P69">Can change group name</text:p>
        </text:list-item>
        <text:list-item>
          <text:p text:style-name="P70">Changed <text:span text:style-name="T20">various </text:span>minor things around the project</text:p>
          <text:p text:style-name="P70"/>
        </text:list-item>
      </text:list>
      <text:p text:style-name="P33"/>
      <text:p text:style-name="P33">Weekly Update # <text:span text:style-name="T16">7</text:span></text:p>
      <text:p text:style-name="P37">10/31/2022</text:p>
      <text:p text:style-name="P37">Hours: 6</text:p>
      <text:p text:style-name="P37">Note: <text:span text:style-name="T19">Need to fix some styling for things I worked on today but lots of progress</text:span></text:p>
      <text:list xml:id="list3395989643" text:style-name="L10">
        <text:list-item>
          <text:p text:style-name="P71">Grocery list finished</text:p>
        </text:list-item>
        <text:list-item>
          <text:p text:style-name="P71">Chore list finished</text:p>
        </text:list-item>
        <text:list-item>
          <text:p text:style-name="P71">Calendar working</text:p>
        </text:list-item>
      </text:list>
      <text:p text:style-name="P38"/>
      <text:p text:style-name="P32"/>
      <text:p text:style-name="P36">10/30/2022</text:p>
      <text:p text:style-name="P36">Hours: 4</text:p>
      <text:list xml:id="list3120842515" text:style-name="L11">
        <text:list-item>
          <text:p text:style-name="P72">Finished almost entire grocery list area</text:p>
          <text:list>
            <text:list-item>
              <text:p text:style-name="P72">Routes</text:p>
            </text:list-item>
            <text:list-item>
              <text:p text:style-name="P72">Create a list</text:p>
            </text:list-item>
            <text:list-item>
              <text:p text:style-name="P72">add items</text:p>
            </text:list-item>
            <text:list-item>
              <text:p text:style-name="P72">remove items</text:p>
            </text:list-item>
            <text:list-item>
              <text:p text:style-name="P72">Check off items</text:p>
            </text:list-item>
            <text:list-item>
              <text:p text:style-name="P72">Update list for the group on item check/add </text:p>
            </text:list-item>
          </text:list>
        </text:list-item>
      </text:list>
      <text:p text:style-name="P32"/>
      <text:p text:style-name="P32">10/28/2022</text:p>
      <text:p text:style-name="P32">Hours: <text:span text:style-name="T18">3</text:span></text:p>
      <text:list xml:id="list2341152230" text:style-name="L12">
        <text:list-item>
          <text:p text:style-name="P73">Create transaction screen</text:p>
          <text:list>
            <text:list-item>
              <text:p text:style-name="P73">Fixed screen for mobile users</text:p>
            </text:list-item>
            <text:list-item>
              <text:p text:style-name="P73">After user types in amount, also calculates percentage and amount owed per user</text:p>
            </text:list-item>
            <text:list-item>
              <text:p text:style-name="P73"/>
            </text:list-item>
          </text:list>
        </text:list-item>
      </text:list>
      <text:p text:style-name="P32"><text:soft-page-break/></text:p>
      <text:p text:style-name="P24"/>
      <text:p text:style-name="P24"/>
      <text:p text:style-name="P34">Weekly Update # 6</text:p>
      <text:p text:style-name="P35">10/24/2022</text:p>
      <text:p text:style-name="P35">Hours: <text:span text:style-name="T17">3</text:span></text:p>
      <text:list xml:id="list2025442095" text:style-name="L13">
        <text:list-item>
          <text:p text:style-name="P74">Form validation on create a transaction</text:p>
        </text:list-item>
        <text:list-item>
          <text:p text:style-name="P74">Drew out some of the database relationships for a final project</text:p>
        </text:list-item>
        <text:list-item>
          <text:p text:style-name="P74">A lot commenting / documentation for my code</text:p>
        </text:list-item>
        <text:list-item>
          <text:p text:style-name="P74">Researched google calendar a bit (compare with fullCalendar)</text:p>
        </text:list-item>
        <text:list-item>
          <text:p text:style-name="P74"/>
        </text:list-item>
      </text:list>
      <text:p text:style-name="P24">Weekly Update #5</text:p>
      <text:p text:style-name="P31">10/18/2022</text:p>
      <text:p text:style-name="P31">Hours: 1.5</text:p>
      <text:list xml:id="list2576973448" text:style-name="L14">
        <text:list-item>
          <text:p text:style-name="P75">Attempted form validation (for some reason form refreshes page and causes api calls to not work)</text:p>
        </text:list-item>
        <text:list-item>
          <text:p text:style-name="P75">Fixed a few bugs I noticed with viewing debt from other people and paying debt</text:p>
        </text:list-item>
      </text:list>
      <text:p text:style-name="P24"/>
      <text:p text:style-name="P30">10/17/2022</text:p>
      <text:p text:style-name="P30">Hours: 4</text:p>
      <text:list xml:id="list138998623" text:style-name="L15">
        <text:list-item>
          <text:p text:style-name="P76">Another Api route created to find specific user debt</text:p>
        </text:list-item>
        <text:list-item>
          <text:p text:style-name="P76">Created whole view debt component</text:p>
          <text:list>
            <text:list-item>
              <text:p text:style-name="P76">Pay off debt</text:p>
              <text:list>
                <text:list-item>
                  <text:p text:style-name="P76">Debt instantly removed from table</text:p>
                </text:list-item>
                <text:list-item>
                  <text:p text:style-name="P76">Debt marked as payed</text:p>
                </text:list-item>
              </text:list>
            </text:list-item>
            <text:list-item>
              <text:p text:style-name="P76">View Transaction</text:p>
            </text:list-item>
          </text:list>
        </text:list-item>
        <text:list-item>
          <text:p text:style-name="P77">Misc items</text:p>
        </text:list-item>
      </text:list>
      <text:p text:style-name="P24"/>
      <text:p text:style-name="P29">10/16/2022</text:p>
      <text:p text:style-name="P29">Hours: 2.5</text:p>
      <text:list xml:id="list3936910188" text:style-name="L16">
        <text:list-item>
          <text:p text:style-name="P78">Changed theme of site</text:p>
          <text:list>
            <text:list-item>
              <text:p text:style-name="P78">Font</text:p>
            </text:list-item>
            <text:list-item>
              <text:p text:style-name="P78">Colors</text:p>
            </text:list-item>
            <text:list-item>
              <text:p text:style-name="P78">Table changes</text:p>
            </text:list-item>
          </text:list>
        </text:list-item>
        <text:list-item>
          <text:p text:style-name="P78">Set up good portion of debt</text:p>
          <text:list>
            <text:list-item>
              <text:p text:style-name="P78">Adds debt to user on transaction creation</text:p>
            </text:list-item>
            <text:list-item>
              <text:p text:style-name="P78">Shows debt in view transaction</text:p>
            </text:list-item>
          </text:list>
        </text:list-item>
      </text:list>
      <text:p text:style-name="P25"/>
      <text:p text:style-name="P28">10/16/2022</text:p>
      <text:p text:style-name="P28">Hours: 3</text:p>
      <text:list xml:id="list4232604250" text:style-name="L17">
        <text:list-item>
          <text:p text:style-name="P79">Added row double click to view transaction details on each row of table</text:p>
        </text:list-item>
        <text:list-item>
          <text:p text:style-name="P79">Back buttons on each tab so users can go to and from</text:p>
          <text:list>
            <text:list-item>
              <text:p text:style-name="P79">Financial</text:p>
            </text:list-item>
            <text:list-item>
              <text:p text:style-name="P79">View Transaction</text:p>
            </text:list-item>
            <text:list-item>
              <text:p text:style-name="P79">Create Transactions</text:p>
            </text:list-item>
          </text:list>
        </text:list-item>
        <text:list-item>
          <text:p text:style-name="P79">Created new table to work on user debt storage</text:p>
        </text:list-item>
        <text:list-item>
          <text:p text:style-name="P79">Little bit of CSS here and there (Website still looks ugly though)</text:p>
        </text:list-item>
        <text:list-item>
          <text:p text:style-name="P80"><text:soft-page-break/>Fixed a bug where the page would load before making the API call to get the group information</text:p>
          <text:list>
            <text:list-item>
              <text:p text:style-name="P80">(Just made mounted async and added awaits to gathering information)</text:p>
            </text:list-item>
          </text:list>
        </text:list-item>
        <text:list-item>
          <text:p text:style-name="P81">Created user Debt route in API</text:p>
        </text:list-item>
        <text:list-item>
          <text:p text:style-name="P81">Next steps are to add debt on each transaction and then be able to view what you owe on each transaction</text:p>
        </text:list-item>
      </text:list>
      <text:p text:style-name="P28"/>
      <text:p text:style-name="P27">10/15/2022</text:p>
      <text:p text:style-name="P27">Hours: 3</text:p>
      <text:list xml:id="list1501732622" text:style-name="L18">
        <text:list-item>
          <text:p text:style-name="P82">Users can now create transactions</text:p>
        </text:list-item>
        <text:list-item>
          <text:p text:style-name="P82">Transactions popup in list in financial dashboard</text:p>
        </text:list-item>
        <text:list-item>
          <text:p text:style-name="P82">Transaction routes set up</text:p>
        </text:list-item>
      </text:list>
      <text:p text:style-name="P25"/>
      <text:p text:style-name="P26">10/15/2022</text:p>
      <text:p text:style-name="P26">Hours: 3</text:p>
      <text:list xml:id="list3082163879" text:style-name="L19">
        <text:list-item>
          <text:p text:style-name="P83">Admin tab skeleton made</text:p>
          <text:list>
            <text:list-item>
              <text:p text:style-name="P83">Allows users to invite other members to the group</text:p>
            </text:list-item>
            <text:list-item>
              <text:p text:style-name="P84">New Api route to invite users to a group</text:p>
            </text:list-item>
          </text:list>
        </text:list-item>
        <text:list-item>
          <text:p text:style-name="P85">Groundwork done to allow users to switch between different views in their group tab</text:p>
        </text:list-item>
        <text:list-item>
          <text:p text:style-name="P86">Spent some time trying to consolidate all api calls to their own individual files</text:p>
          <text:list>
            <text:list-item>
              <text:p text:style-name="P86">Had issues with this</text:p>
              <text:list>
                <text:list-item>
                  <text:p text:style-name="P86">Kept returning a promise instead of the actual data I wanted so none of the pages loaded</text:p>
                </text:list-item>
                <text:list-item>
                  <text:p text:style-name="P86">Will revisit this issue later</text:p>
                </text:list-item>
              </text:list>
            </text:list-item>
          </text:list>
        </text:list-item>
        <text:list-item>
          <text:p text:style-name="P87">Fixed bug where user info would not be added to table <text:span text:style-name="T14">(</text:span><text:span text:style-name="T15">it was</text:span><text:span text:style-name="T14"> a typo...)</text:span></text:p>
        </text:list-item>
      </text:list>
      <text:p text:style-name="P24"/>
      <text:p text:style-name="P25">10/11/2022</text:p>
      <text:p text:style-name="P25">Hours: 3</text:p>
      <text:list xml:id="list723508847" text:style-name="L20">
        <text:list-item>
          <text:p text:style-name="P88">Created an area to add transactions</text:p>
          <text:list>
            <text:list-item>
              <text:p text:style-name="P89">Dynamic for <text:span text:style-name="T13">adding multiple amounts to different people</text:span></text:p>
            </text:list-item>
          </text:list>
        </text:list-item>
        <text:list-item>
          <text:p text:style-name="P88">Created table to hold transactions</text:p>
        </text:list-item>
        <text:list-item>
          <text:p text:style-name="P88">Started setting up routes for finances</text:p>
          <text:list>
            <text:list-item>
              <text:p text:style-name="P88">( I think this is mostly done)</text:p>
            </text:list-item>
          </text:list>
        </text:list-item>
        <text:list-item>
          <text:p text:style-name="P90">Navbar created in group dashboard</text:p>
          <text:list>
            <text:list-item>
              <text:p text:style-name="P91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1636845627" text:style-name="L21">
        <text:list-item>
          <text:p text:style-name="P92">Working on financial section now</text:p>
          <text:list>
            <text:list-item>
              <text:p text:style-name="P93">Currently have bare-bones page passed along the groupID and each of the group members info</text:p>
            </text:list-item>
            <text:list-item>
              <text:p text:style-name="P94">Debating about how to handle data <text:span text:style-name="T12">in this section</text:span></text:p>
            </text:list-item>
          </text:list>
        </text:list-item>
        <text:list-item>
          <text:p text:style-name="P92">Added userinfo table to store names, contact info, etc..</text:p>
          <text:list>
            <text:list-item>
              <text:p text:style-name="P95">When entering group dashboard</text:p>
              <text:list>
                <text:list-item>
                  <text:p text:style-name="P95">Automatically checks if user already entered into userinfo table</text:p>
                  <text:list>
                    <text:list-item>
                      <text:p text:style-name="P95">if not then creates an entry</text:p>
                    </text:list-item>
                    <text:list-item>
                      <text:p text:style-name="P95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2">added financial table to store transactions</text:p>
        </text:list-item>
        <text:list-item>
          <text:p text:style-name="P92">API routes to access userinfo</text:p>
          <text:list>
            <text:list-item>
              <text:p text:style-name="P92"><text:soft-page-break/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2787395720" text:style-name="L22">
        <text:list-item>
          <text:p text:style-name="P96">Front end now allows you to select current group and go to it (Barren view currently)</text:p>
        </text:list-item>
        <text:list-item>
          <text:p text:style-name="P96">Set up initial dashboard area <text:span text:style-name="T10">API</text:span> calls <text:span text:style-name="T11">for group</text:span></text:p>
        </text:list-item>
        <text:list-item>
          <text:p text:style-name="P96">After selecting group you are sent to new page along with groupID prop that you can use to pull group data</text:p>
          <text:list>
            <text:list-item>
              <text:p text:style-name="P96">Members info</text:p>
            </text:list-item>
            <text:list-item>
              <text:p text:style-name="P96">Group info</text:p>
            </text:list-item>
            <text:list-item>
              <text:p text:style-name="P96">Set up another <text:span text:style-name="T9">API</text:span> route to allow finding members from specific groupID</text:p>
            </text:list-item>
          </text:list>
          <text:p text:style-name="P97"/>
        </text:list-item>
      </text:list>
      <text:p text:style-name="P15"/>
      <text:p text:style-name="P14"/>
      <text:p text:style-name="P14">10/9/2022</text:p>
      <text:p text:style-name="P17">Hours: 3.<text:span text:style-name="T6">75</text:span></text:p>
      <text:list xml:id="list3973168077" text:style-name="L23">
        <text:list-item>
          <text:p text:style-name="P99">Added section to front end that will allow users to create, join, and go to your current groups</text:p>
        </text:list-item>
        <text:list-item>
          <text:p text:style-name="P100">Changed a table and a couple columns containing user data in database </text:p>
          <text:list>
            <text:list-item>
              <text:p text:style-name="P100">(realized that current table setup did now allow me to record group member names)</text:p>
            </text:list-item>
          </text:list>
        </text:list-item>
        <text:list-item>
          <text:p text:style-name="P101">Created rough templates of how group area would look (Figma.com)</text:p>
        </text:list-item>
        <text:list-item>
          <text:p text:style-name="P102">Logbook and Schematics pushed in git repo now instead of separate file storage</text:p>
        </text:list-item>
        <text:list-item>
          <text:p text:style-name="P103">Edited multiple routes on <text:span text:style-name="T8">API</text:span></text:p>
          <text:list>
            <text:list-item>
              <text:p text:style-name="P98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2059516816" text:style-name="L24">
        <text:list-item>
          <text:p text:style-name="P104">Kind of had to redesign how I was setting up the database to handle groups now that I have user accounts working</text:p>
        </text:list-item>
        <text:list-item>
          <text:p text:style-name="P104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2346545867" text:style-name="L25">
        <text:list-item>
          <text:p text:style-name="P105">Creating a group automatically makes next call to add user to the group</text:p>
        </text:list-item>
        <text:list-item>
          <text:p text:style-name="P105">Navbar, login, logout, baren roommate dashboard with ugly white background</text:p>
        </text:list-item>
        <text:list-item>
          <text:p text:style-name="P105">Once you log in, all groups related to you are pulled in and seen</text:p>
        </text:list-item>
        <text:list-item>
          <text:p text:style-name="P106">API routes more modular</text:p>
          <text:list>
            <text:list-item>
              <text:p text:style-name="P106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982520616" text:style-name="L26">
        <text:list-item>
          <text:p text:style-name="P107"><text:soft-page-break/>Get unique key from each user</text:p>
        </text:list-item>
        <text:list-item>
          <text:p text:style-name="P107">Began implementing some routes in Node API</text:p>
        </text:list-item>
        <text:list-item>
          <text:p text:style-name="P108">Updated README with useful information and commands</text:p>
        </text:list-item>
        <text:list-item>
          <text:p text:style-name="P110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1946258679" text:style-name="L27">
        <text:list-item>
          <text:p text:style-name="P111">User accounts working <text:span text:style-name="T3">(Can log in with google accounts)</text:span></text:p>
        </text:list-item>
        <text:list-item>
          <text:p text:style-name="P111">Log in </text:p>
        </text:list-item>
        <text:list-item>
          <text:p text:style-name="P111">Log out</text:p>
        </text:list-item>
        <text:list-item>
          <text:p text:style-name="P112">Found NPM software to auto restart Node API when saving file</text:p>
        </text:list-item>
        <text:list-item>
          <text:p text:style-name="P113"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1811967458" text:style-name="L28">
        <text:list-item>
          <text:p text:style-name="P114">Re-made git library</text:p>
        </text:list-item>
        <text:list-item>
          <text:p text:style-name="P115">Re-made vue project</text:p>
        </text:list-item>
        <text:list-item>
          <text:p text:style-name="P114"><text:span text:style-name="T2">E</text:span>nvironment match with my production environment</text:p>
        </text:list-item>
        <text:list-item>
          <text:p text:style-name="P114">Git pushes on master branch will auto build on production</text:p>
        </text:list-item>
        <text:list-item>
          <text:p text:style-name="P116">Routes work on both production and local dev environment</text:p>
        </text:list-item>
        <text:list-item>
          <text:p text:style-name="P115">Set up proxy to work with local API</text:p>
        </text:list-item>
        <text:list-item>
          <text:p text:style-name="P109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758585052" text:style-name="L29">
        <text:list-item>
          <text:p text:style-name="P117">issues getting the server to run</text:p>
        </text:list-item>
        <text:list-item>
          <text:p text:style-name="P118">I tried to set up just a test database to pull data from using postgresql </text:p>
        </text:list-item>
        <text:list-item>
          <text:p text:style-name="P117">learning to use node as an api for the database</text:p>
        </text:list-item>
        <text:list-item>
          <text:p text:style-name="P120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3197643082" text:style-name="L30">
        <text:list-item>
          <text:p text:style-name="P121">I had issues getting my github to let me log in</text:p>
        </text:list-item>
        <text:list-item>
          <text:p text:style-name="P123">Initial Vue project created</text:p>
        </text:list-item>
        <text:list-item>
          <text:p text:style-name="P121">It took me a little while to get a functional test running</text:p>
        </text:list-item>
        <text:list-item>
          <text:p text:style-name="P122">I had several issues getting the database to run</text:p>
        </text:list-item>
        <text:list-item>
          <text:p text:style-name="P119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6.2$Linux_X86_64 LibreOffice_project/30$Build-2</meta:generator>
    <dc:date>2022-11-25T13:35:51.734725181</dc:date>
    <meta:editing-duration>PT2H7M48S</meta:editing-duration>
    <meta:editing-cycles>113</meta:editing-cycles>
    <meta:document-statistic meta:table-count="0" meta:image-count="0" meta:object-count="0" meta:page-count="7" meta:paragraph-count="269" meta:word-count="1903" meta:character-count="9764" meta:non-whitespace-character-count="8310"/>
  </office:meta>
</office:document-meta>
</file>